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officeooo:rsid="001f0fd2" officeooo:paragraph-rsid="001d6561"/>
    </style:style>
    <style:style style:name="P2" style:family="paragraph" style:parent-style-name="Text_20_body">
      <style:text-properties officeooo:paragraph-rsid="001d6561"/>
    </style:style>
    <style:style style:name="P3" style:family="paragraph" style:parent-style-name="Text_20_body">
      <style:paragraph-properties fo:break-before="page"/>
      <style:text-properties fo:font-weight="bold" officeooo:rsid="00360d35" officeooo:paragraph-rsid="001d6561"/>
    </style:style>
    <style:style style:name="P4" style:family="paragraph" style:parent-style-name="Heading_20_1">
      <style:paragraph-properties fo:break-before="page"/>
      <style:text-properties officeooo:rsid="001a4b1d" officeooo:paragraph-rsid="001d6561"/>
    </style:style>
    <style:style style:name="P5" style:family="paragraph" style:parent-style-name="Text_20_body" style:list-style-name="L1">
      <style:text-properties officeooo:paragraph-rsid="001ec855"/>
    </style:style>
    <style:style style:name="P6" style:family="paragraph" style:parent-style-name="Text_20_body">
      <style:text-properties officeooo:paragraph-rsid="001f3771"/>
    </style:style>
    <style:style style:name="P7" style:family="paragraph" style:parent-style-name="Text_20_body">
      <style:text-properties officeooo:paragraph-rsid="001d6561"/>
    </style:style>
    <style:style style:name="T1" style:family="text">
      <style:text-properties officeooo:rsid="001c3ec1"/>
    </style:style>
    <style:style style:name="T2" style:family="text">
      <style:text-properties fo:font-weight="bold"/>
    </style:style>
    <style:style style:name="T3" style:family="text">
      <style:text-properties style:text-underline-style="solid" style:text-underline-width="auto" style:text-underline-color="font-color" fo:font-weight="bold"/>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356b49"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1d6561"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1ec855" style:font-size-asian="12pt" style:font-style-asian="normal" style:font-weight-asian="normal" style:font-size-complex="12pt" style:font-style-complex="normal" style:font-weight-complex="normal"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Relational </text:span>Database Model</text:h>
      <text:h text:style-name="P1" text:outline-level="2"><text:bookmark-start text:name="__RefHeading___Toc2241_1951528961"/>Database Entities in E/R Modeling<text:bookmark-end text:name="__RefHeading___Toc2241_1951528961"/></text:h>
      <text:p text:style-name="P6">First, an <text:span text:style-name="T2">Entity</text:span> is an item that exists and is discernible from other objects. An entity in terms of an E/R Model is an entity set, which is a set of entities all which are of the same type. </text:p>
      <text:p text:style-name="P6">This means that there is not just one particular occurrence of that entity, but a number of occurrences about the same thing of interest. An entity in database is a noun; that is a person, place, thing, or idea. </text:p>
      <text:p text:style-name="P6">There are different kinds of entities that an E/R Model can hold. They are traditional entities, composite entities, entities of the subtype/supertype, and strong/weak entities.</text:p>
      <text:p text:style-name="P6"><text:s/></text:p>
      <text:p text:style-name="P2"><text:span text:style-name="T3">Traditional Entity:</text:span> </text:p>
      <text:p text:style-name="P2">The traditional entity, also known as the simple entity, is just how it sounds it would be: The typical normal entity. This generally only has one primary key associated with it. This is never associated with many-to-many type relationships. </text:p>
      <text:p text:style-name="P2"><text:span text:style-name="T3"/></text:p>
      <text:p text:style-name="P2"><text:span text:style-name="T3">Composite Entity:</text:span> </text:p>
      <text:p text:style-name="P2">A composite entity is also known as a “bridge” entity. This “bridge” is used to handle the many-to-many relationships that the traditional entity could not handle. This entity lies between the two entities that are of interest and this composite entity shares the primary keys from both the connecting tables. This composite entity is also known as a “gerund” because it has the characteristics of an entity and a relationship. </text:p>
      <text:p text:style-name="P2"><text:span text:style-name="T3"/></text:p>
      <text:p text:style-name="P2"><text:span text:style-name="T3">Subtype/Supertype Entity:</text:span> </text:p>
      <text:p text:style-name="P2">A subtype/supertype is just what you would expect to see. That is the generic parent-child relationship. The supertype (parent) entity is the top most entity that shares the information down to the subtypes (children). The subtypes inherit all the information from the supertype entity. When moving down the hierarchical supertype to the subtype, that is known as specialization. When moving from the subtype to the supertype, that is known as generalization. </text:p>
      <text:p text:style-name="P2"><text:span text:style-name="T3"/></text:p>
      <text:p text:style-name="P2"><text:span text:style-name="T3">Strong/Weak Entity:</text:span> </text:p>
      <text:p text:style-name="P2">A weak entity is an entity that both cannot survive without the other entity that it shares a relationship with and also contains a primary key that is either partially of fully derived from the parent entity. </text:p>
      <text:p text:style-name="P2">A strong entity is the standard database entity that has existence independence, meaning can stand alone whether another entity exists or not. </text:p>
      <text:p text:style-name="P3">Discuss this concept in class next time… </text:p>
      <text:list xml:id="list358433981" text:style-name="L1">
        <text:list-item>
          <text:p text:style-name="P5"><text:span text:style-name="T5">In Object-Oriented Programming the word object correspond</text:span><text:span text:style-name="T6">s</text:span><text:span text:style-name="T5"> well to real world objects...which is only sometimes true, but </text:span><text:span text:style-name="T6">always </text:span><text:span text:style-name="T5">useful to consider. <text:s/></text:span><text:span text:style-name="T6">In </text:span><text:span text:style-name="T5">DB is </text:span><text:span text:style-name="T6">word </text:span><text:span text:style-name="T4">entity </text:span><text:span text:style-name="T6">work </text:span><text:span text:style-name="T5">in that way</text:span></text:p>
        </text:list-item>
        <text:list-item>
          <text:p text:style-name="P5"><text:span text:style-name="T5">How else can an entity be thought of </text:span><text:span text:style-name="T6">either in the sense of a </text:span><text:span text:style-name="T5">real world </text:span><text:span text:style-name="T6">entity to </text:span><text:span text:style-name="T5">end-users and database programmers </text:span><text:span text:style-name="T6">etc., or else as a comparison to other Programs like the OOP classes</text:span><text:span text:style-name="T4">? <text:s/></text:span></text:p>
        </text:list-item>
        <text:list-item>
          <text:p text:style-name="P5"><text:span text:style-name="T5">Is an entity reserved for </text:span><text:span text:style-name="T6">use with </text:span><text:span text:style-name="T5">the Relational model?</text:span></text:p>
        </text:list-item>
        <text:list-item>
          <text:p text:style-name="P5"><text:span text:style-name="T6">What other database models are there that would make use of something similar to an entity but maybe calling it either something different or </text:span><text:span text:style-name="T5">broadly </text:span><text:span text:style-name="T6">referring to same thing</text:span><text:span text:style-name="T5">? <text:s/></text:span></text:p>
        </text:list-item>
        <text:list-item>
          <text:p text:style-name="P5"><text:span text:style-name="T6">In the RDBMS is entity always </text:span><text:span text:style-name="T5">just a </text:span><text:span text:style-name="T4">row in a table, or </text:span><text:span text:style-name="T6">can </text:span><text:span text:style-name="T5">it also a represent </text:span><text:span text:style-name="T6">anything else?</text:span></text:p>
        </text:list-item>
        <text:list-item>
          <text:p text:style-name="P5"><text:span text:style-name="T6">How does the entity correspond to the real world </text:span><text:span text:style-name="T4">such as a </text:span><text:span text:style-name="T5">Customer, or Employee, or </text:span><text:span text:style-name="T4">Business/Organizational Unit? <text:s/></text:span></text:p>
        </text:list-item>
        <text:list-item>
          <text:p text:style-name="P5"><text:span text:style-name="T5">Also so </text:span><text:span text:style-name="T4">far in class </text:span><text:span text:style-name="T5">we are </text:span><text:span text:style-name="T4">referring to Tables as entities, </text:span><text:span text:style-name="T5">but the book calls these entity sets</text:span></text:p>
        </text:list-item>
        <text:list-item>
          <text:p text:style-name="P5"><text:span text:style-name="T6">Another thing would be to consider like in other programming languages like OOP if the tables had another similarity with </text:span><text:span text:style-name="T4">class/object </text:span><text:span text:style-name="T6">so that </text:span><text:span text:style-name="T4">a table </text:span><text:span text:style-name="T6">could be maybe generated automatically or flow from another entity like via </text:span><text:span text:style-name="T4">auto-generat</text:span><text:span text:style-name="T6">ion or rule of some kind, much like a function </text:span><text:span text:style-name="T5">or method </text:span><text:span text:style-name="T6">call of a </text:span><text:span text:style-name="T4">class </text:span><text:span text:style-name="T6">that </text:span><text:span text:style-name="T4">defin</text:span><text:span text:style-name="T6">es </text:span><text:span text:style-name="T4">a new objec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03:29:24.392916463</meta:creation-date>
    <dc:date>2018-10-07T01:26:35.772269663</dc:date>
    <meta:editing-duration>PT20M52S</meta:editing-duration>
    <meta:editing-cycles>3</meta:editing-cycles>
    <meta:generator>LibreOffice/6.0.1.1$Linux_X86_64 LibreOffice_project/00m0$Build-1</meta:generator>
    <meta:print-date>2018-09-25T03:45:26.220854730</meta:print-date>
    <meta:document-statistic meta:table-count="0" meta:image-count="0" meta:object-count="0" meta:page-count="2" meta:paragraph-count="24" meta:word-count="592" meta:character-count="3516" meta:non-whitespace-character-count="2935"/>
  </office:meta>
</office:document-meta>
</file>